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.702cm" fo:min-width="0.452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702cm" fo:min-width="0.452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702cm" fo:min-width="0.452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702cm" fo:min-width="0.45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952cm" svg:height="0.952cm" svg:x="3.54cm" svg:y="4.17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4.54cm" svg:y="4.17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3.54cm" svg:y="5.1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4.54cm" svg:y="5.17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5.54cm" svg:y="4.17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6.54cm" svg:y="4.17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5.54cm" svg:y="5.17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6.54cm" svg:y="5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3.54cm" svg:y="6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4.54cm" svg:y="6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3.54cm" svg:y="7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4.54cm" svg:y="7.175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5.54cm" svg:y="6.1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6.54cm" svg:y="6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5.54cm" svg:y="7.175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6.54cm" svg:y="7.175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7.54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8.54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7.54cm" svg:y="5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952cm" svg:x="8.54cm" svg:y="5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9.54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10.54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9.54cm" svg:y="5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10.54cm" svg:y="5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7.54cm" svg:y="6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8.54cm" svg:y="6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7.54cm" svg:y="7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8.54cm" svg:y="7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9.54cm" svg:y="6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10.54cm" svg:y="6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9.54cm" svg:y="7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10.54cm" svg:y="7.175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457cm" svg:height="1.673cm" svg:x="7.703cm" svg:y="5.345cm">
          <draw:text-box>
            <text:p text:style-name="P1">Not</text:p>
            <text:p text:style-name="P1">accessible</text:p>
          </draw:text-box>
        </draw:frame>
        <draw:custom-shape draw:style-name="gr1" draw:text-style-name="P2" draw:layer="layout" svg:width="0.952cm" svg:height="0.952cm" svg:x="7.525cm" svg:y="9.113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8.525cm" svg:y="9.11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7.525cm" svg:y="10.11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8.525cm" svg:y="10.11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9.525cm" svg:y="9.11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0.525cm" svg:y="9.11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9.525cm" svg:y="10.11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10.525cm" svg:y="10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7.525cm" svg:y="11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8.525cm" svg:y="11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7.525cm" svg:y="12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8.525cm" svg:y="12.113cm">
          <text:p text:style-name="P1">...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9.525cm" svg:y="11.1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52cm" svg:height="0.952cm" svg:x="10.525cm" svg:y="11.11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9.525cm" svg:y="12.113cm">
          <text:p text:style-name="P1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952cm" svg:height="0.952cm" svg:x="10.525cm" svg:y="12.113cm">
          <text:p text:style-name="P1">15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3.525cm" svg:y="9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4.525cm" svg:y="9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3.525cm" svg:y="10.1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52cm" svg:height="0.952cm" svg:x="4.525cm" svg:y="10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5.525cm" svg:y="9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6.525cm" svg:y="9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5.525cm" svg:y="10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6.525cm" svg:y="10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3.525cm" svg:y="11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4.525cm" svg:y="11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3.525cm" svg:y="12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4.525cm" svg:y="12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5.525cm" svg:y="11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6.525cm" svg:y="11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5.525cm" svg:y="12.1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52cm" svg:height="0.952cm" svg:x="6.525cm" svg:y="12.113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457cm" svg:height="1.673cm" svg:x="3.688cm" svg:y="10.283cm">
          <draw:text-box>
            <text:p text:style-name="P1">Not</text:p>
            <text:p text:style-name="P1">accessibl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4T08:53:58.569080778</meta:creation-date>
    <dc:date>2021-06-24T09:04:51.187668001</dc:date>
    <meta:editing-duration>PT10M51S</meta:editing-duration>
    <meta:editing-cycles>3</meta:editing-cycles>
    <meta:generator>LibreOffice/7.1.3.2$Linux_X86_64 LibreOffice_project/10$Build-2</meta:generator>
    <meta:document-statistic meta:object-count="66"/>
  </office:meta>
</office:document-meta>
</file>